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02c9d6" style:font-size-asian="14pt" style:font-size-complex="14pt"/>
    </style:style>
    <style:style style:name="P5" style:family="paragraph" style:parent-style-name="Standard">
      <style:text-properties fo:font-size="14pt" officeooo:paragraph-rsid="00064695" style:font-size-asian="14pt" style:font-size-complex="14pt"/>
    </style:style>
    <style:style style:name="P6" style:family="paragraph" style:parent-style-name="Standard">
      <style:text-properties fo:font-size="14pt" officeooo:rsid="00064695" officeooo:paragraph-rsid="00064695" style:font-size-asian="14pt" style:font-size-complex="14pt"/>
    </style:style>
    <style:style style:name="P7" style:family="paragraph" style:parent-style-name="Standard">
      <style:text-properties fo:font-size="14pt" officeooo:paragraph-rsid="000d653b" style:font-size-asian="14pt" style:font-size-complex="14pt"/>
    </style:style>
    <style:style style:name="P8" style:family="paragraph" style:parent-style-name="Standard">
      <style:text-properties fo:font-size="14pt" officeooo:rsid="00114265" officeooo:paragraph-rsid="00114265" style:font-size-asian="14pt" style:font-size-complex="14pt"/>
    </style:style>
    <style:style style:name="P9" style:family="paragraph" style:parent-style-name="Standard">
      <style:text-properties fo:font-size="14pt" officeooo:rsid="000d653b" officeooo:paragraph-rsid="00132126" style:font-size-asian="14pt" style:font-size-complex="14pt"/>
    </style:style>
    <style:style style:name="P10" style:family="paragraph" style:parent-style-name="Standard">
      <style:text-properties fo:font-size="14pt" officeooo:rsid="00132126" officeooo:paragraph-rsid="00132126" style:font-size-asian="14pt" style:font-size-complex="14pt"/>
    </style:style>
    <style:style style:name="P11" style:family="paragraph" style:parent-style-name="Standard">
      <style:text-properties fo:font-size="14pt" officeooo:rsid="001369ff" officeooo:paragraph-rsid="001369ff" style:font-size-asian="14pt" style:font-size-complex="14pt"/>
    </style:style>
    <style:style style:name="P12" style:family="paragraph" style:parent-style-name="Standard">
      <style:text-properties fo:font-size="14pt" officeooo:rsid="001105aa" officeooo:paragraph-rsid="001369ff" style:font-size-asian="14pt" style:font-size-complex="14pt"/>
    </style:style>
    <style:style style:name="P13" style:family="paragraph" style:parent-style-name="Standard">
      <style:text-properties fo:font-size="14pt" officeooo:rsid="001105aa" officeooo:paragraph-rsid="0013d671" style:font-size-asian="14pt" style:font-size-complex="14pt"/>
    </style:style>
    <style:style style:name="P14" style:family="paragraph" style:parent-style-name="Standard">
      <style:text-properties fo:font-size="14pt" officeooo:paragraph-rsid="0014ebac" style:font-size-asian="14pt" style:font-size-complex="14pt"/>
    </style:style>
    <style:style style:name="P15" style:family="paragraph" style:parent-style-name="Standard">
      <style:text-properties fo:font-size="14pt" officeooo:rsid="001814af" officeooo:paragraph-rsid="001814af" style:font-size-asian="14pt" style:font-size-complex="14pt"/>
    </style:style>
    <style:style style:name="P16" style:family="paragraph" style:parent-style-name="Standard">
      <style:text-properties fo:font-size="14pt" officeooo:paragraph-rsid="001c3150" style:font-size-asian="14pt" style:font-size-complex="14pt"/>
    </style:style>
    <style:style style:name="P17" style:family="paragraph" style:parent-style-name="Standard">
      <style:text-properties fo:font-size="14pt" officeooo:paragraph-rsid="001df5c4" style:font-size-asian="14pt" style:font-size-complex="14pt"/>
    </style:style>
    <style:style style:name="P18" style:family="paragraph" style:parent-style-name="Standard">
      <style:text-properties fo:font-size="14pt" officeooo:rsid="001df5c4" officeooo:paragraph-rsid="001df5c4" style:font-size-asian="14pt" style:font-size-complex="14pt"/>
    </style:style>
    <style:style style:name="P19" style:family="paragraph" style:parent-style-name="Standard">
      <style:text-properties fo:font-size="14pt" officeooo:rsid="001df5c4" officeooo:paragraph-rsid="001f041b" style:font-size-asian="14pt" style:font-size-complex="14pt"/>
    </style:style>
    <style:style style:name="P20" style:family="paragraph" style:parent-style-name="Standard">
      <style:text-properties fo:font-size="14pt" officeooo:rsid="002242ab" officeooo:paragraph-rsid="002242ab" style:font-size-asian="14pt" style:font-size-complex="14pt"/>
    </style:style>
    <style:style style:name="P21" style:family="paragraph" style:parent-style-name="Standard">
      <style:text-properties fo:font-size="14pt" officeooo:rsid="002243d9" officeooo:paragraph-rsid="002243d9" style:font-size-asian="14pt" style:font-size-complex="14pt"/>
    </style:style>
    <style:style style:name="P22" style:family="paragraph" style:parent-style-name="Standard">
      <style:text-properties fo:font-size="14pt" officeooo:paragraph-rsid="0023db62" style:font-size-asian="14pt" style:font-size-complex="14pt"/>
    </style:style>
    <style:style style:name="P23" style:family="paragraph" style:parent-style-name="Standard">
      <style:text-properties fo:font-size="14pt" officeooo:rsid="00241c9a" officeooo:paragraph-rsid="00241c9a" style:font-size-asian="14pt" style:font-size-complex="14pt"/>
    </style:style>
    <style:style style:name="P24" style:family="paragraph" style:parent-style-name="Standard">
      <style:text-properties fo:font-size="14pt" officeooo:rsid="0025c8d8" officeooo:paragraph-rsid="0025c8d8" style:font-size-asian="14pt" style:font-size-complex="14pt"/>
    </style:style>
    <style:style style:name="P25" style:family="paragraph" style:parent-style-name="Standard">
      <style:text-properties fo:font-size="14pt" officeooo:rsid="002a0a0a" officeooo:paragraph-rsid="002a0a0a" style:font-size-asian="14pt" style:font-size-complex="14pt"/>
    </style:style>
    <style:style style:name="P26" style:family="paragraph" style:parent-style-name="Standard">
      <style:text-properties fo:font-size="14pt" officeooo:rsid="0026c0d9" officeooo:paragraph-rsid="0026c0d9" style:font-size-asian="14pt" style:font-size-complex="14pt"/>
    </style:style>
    <style:style style:name="P27" style:family="paragraph" style:parent-style-name="Standard">
      <style:text-properties fo:font-size="14pt" officeooo:rsid="002f3b46" officeooo:paragraph-rsid="002f3b46" style:font-size-asian="14pt" style:font-size-complex="14pt"/>
    </style:style>
    <style:style style:name="P28" style:family="paragraph" style:parent-style-name="Standard">
      <style:text-properties fo:font-size="14pt" officeooo:rsid="002fd074" officeooo:paragraph-rsid="002fd074" style:font-size-asian="14pt" style:font-size-complex="14pt"/>
    </style:style>
    <style:style style:name="P29" style:family="paragraph" style:parent-style-name="Standard">
      <style:text-properties fo:font-size="14pt" officeooo:rsid="00329042" officeooo:paragraph-rsid="00329042" style:font-size-asian="14pt" style:font-size-complex="14pt"/>
    </style:style>
    <style:style style:name="P30" style:family="paragraph" style:parent-style-name="Standard">
      <style:text-properties fo:font-size="14pt" fo:font-style="italic" style:font-size-asian="14pt" style:font-style-asian="italic" style:font-size-complex="14pt" style:font-style-complex="italic"/>
    </style:style>
    <style:style style:name="P3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0pt" fo:font-weight="bold" officeooo:paragraph-rsid="00064695" style:font-size-asian="20pt" style:font-weight-asian="bold" style:font-size-complex="20pt" style:font-weight-complex="bold"/>
    </style:style>
    <style:style style:name="P33" style:family="paragraph" style:parent-style-name="Standard">
      <style:paragraph-properties fo:text-align="center" style:justify-single-word="false"/>
      <style:text-properties fo:font-size="20pt" fo:font-weight="bold" officeooo:paragraph-rsid="000d653b"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fo:font-weight="bold" officeooo:paragraph-rsid="0014ebac"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paragraph-rsid="001df5c4"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20pt" fo:font-weight="bold" officeooo:paragraph-rsid="0023db62" style:font-size-asian="20pt" style:font-weight-asian="bold" style:font-size-complex="20pt" style:font-weight-complex="bold"/>
    </style:style>
    <style:style style:name="P37" style:family="paragraph" style:parent-style-name="Standard">
      <style:text-properties style:text-position="0% 100%" style:font-name="Liberation Serif1" fo:font-size="14pt" fo:font-weight="normal" officeooo:rsid="000a419e" officeooo:paragraph-rsid="00064695" style:font-size-asian="14pt" style:font-weight-asian="normal" style:font-size-complex="14pt" style:font-weight-complex="normal"/>
    </style:style>
    <style:style style:name="P38" style:family="paragraph" style:parent-style-name="Standard">
      <style:text-properties style:text-position="0% 100%" style:font-name="Liberation Serif1" fo:font-size="14pt" fo:font-weight="normal" officeooo:rsid="0014ebac" officeooo:paragraph-rsid="0014ebac" style:font-size-asian="14pt" style:font-weight-asian="normal" style:font-size-complex="14pt" style:font-weight-complex="normal"/>
    </style:style>
    <style:style style:name="P39" style:family="paragraph" style:parent-style-name="Standard">
      <style:text-properties style:text-position="0% 100%" style:font-name="Liberation Serif1" fo:font-size="14pt" fo:font-weight="normal" officeooo:rsid="0014ebac" officeooo:paragraph-rsid="0016547b" style:font-size-asian="14pt" style:font-weight-asian="normal" style:font-size-complex="14pt" style:font-weight-complex="normal"/>
    </style:style>
    <style:style style:name="P40" style:family="paragraph" style:parent-style-name="Standard">
      <style:text-properties style:text-position="0% 100%" style:font-name="Liberation Serif1" fo:font-size="14pt" fo:font-weight="normal" officeooo:rsid="00114265" officeooo:paragraph-rsid="00132126" style:font-size-asian="14pt" style:font-weight-asian="normal" style:font-size-complex="14pt" style:font-weight-complex="normal"/>
    </style:style>
    <style:style style:name="P41" style:family="paragraph" style:parent-style-name="Standard">
      <style:text-properties style:text-position="0% 100%" style:font-name="Liberation Serif1" fo:font-size="14pt" fo:font-weight="normal" officeooo:rsid="00132126" officeooo:paragraph-rsid="00132126" style:font-size-asian="14pt" style:font-weight-asian="normal" style:font-size-complex="14pt" style:font-weight-complex="normal"/>
    </style:style>
    <style:style style:name="P42" style:family="paragraph" style:parent-style-name="Standard">
      <style:text-properties style:text-position="0% 100%" style:font-name="Liberation Serif1" fo:font-size="14pt" fo:font-weight="normal" officeooo:rsid="001369ff" officeooo:paragraph-rsid="00114265" style:font-size-asian="14pt" style:font-weight-asian="normal" style:font-size-complex="14pt" style:font-weight-complex="normal"/>
    </style:style>
    <style:style style:name="P43" style:family="paragraph" style:parent-style-name="Standard">
      <style:text-properties style:text-position="0% 100%" style:font-name="Liberation Serif1" fo:font-size="14pt" fo:font-weight="normal" officeooo:rsid="001369ff" officeooo:paragraph-rsid="001369ff" style:font-size-asian="14pt" style:font-weight-asian="normal" style:font-size-complex="14pt" style:font-weight-complex="normal"/>
    </style:style>
    <style:style style:name="P44" style:family="paragraph" style:parent-style-name="Standard">
      <style:text-properties style:text-position="0% 100%" style:font-name="Liberation Serif1" fo:font-size="14pt" fo:font-weight="normal" officeooo:rsid="0016547b" officeooo:paragraph-rsid="0016547b" style:font-size-asian="14pt" style:font-weight-asian="normal" style:font-size-complex="14pt" style:font-weight-complex="normal"/>
    </style:style>
    <style:style style:name="P45" style:family="paragraph" style:parent-style-name="Standard">
      <style:text-properties style:text-position="0% 100%" fo:font-size="14pt" officeooo:rsid="00132126" officeooo:paragraph-rsid="00064695" style:font-size-asian="14pt" style:font-size-complex="14pt"/>
    </style:style>
    <style:style style:name="P46" style:family="paragraph" style:parent-style-name="Standard">
      <style:text-properties style:text-position="0% 100%" fo:font-size="14pt" officeooo:rsid="001814af" officeooo:paragraph-rsid="0002c9d6" style:font-size-asian="14pt" style:font-size-complex="14pt"/>
    </style:style>
    <style:style style:name="P47" style:family="paragraph" style:parent-style-name="Standard">
      <style:text-properties style:text-position="0% 100%" fo:font-size="14pt" officeooo:rsid="001814af" officeooo:paragraph-rsid="001c3150" style:font-size-asian="14pt" style:font-size-complex="14pt"/>
    </style:style>
    <style:style style:name="P48" style:family="paragraph" style:parent-style-name="Standard">
      <style:text-properties style:text-position="0% 100%" fo:font-size="14pt" officeooo:rsid="001c0794" officeooo:paragraph-rsid="001c0794" style:font-size-asian="14pt" style:font-size-complex="14pt"/>
    </style:style>
    <style:style style:name="P49" style:family="paragraph" style:parent-style-name="Standard">
      <style:text-properties style:text-position="0% 100%" fo:font-size="14pt" officeooo:rsid="001df5c4" officeooo:paragraph-rsid="001df5c4" style:font-size-asian="14pt" style:font-size-complex="14pt"/>
    </style:style>
    <style:style style:name="P50" style:family="paragraph" style:parent-style-name="Standard">
      <style:text-properties style:text-position="0% 100%" fo:font-size="14pt" officeooo:rsid="002243d9" officeooo:paragraph-rsid="002242ab" style:font-size-asian="14pt" style:font-size-complex="14pt"/>
    </style:style>
    <style:style style:name="P51" style:family="paragraph" style:parent-style-name="Standard">
      <style:text-properties style:text-position="0% 100%" fo:font-size="14pt" officeooo:rsid="002243d9" officeooo:paragraph-rsid="002243d9" style:font-size-asian="14pt" style:font-size-complex="14pt"/>
    </style:style>
    <style:style style:name="P52" style:family="paragraph" style:parent-style-name="Standard">
      <style:text-properties style:text-position="0% 100%" fo:font-size="14pt" officeooo:rsid="0023db62" officeooo:paragraph-rsid="0023db62" style:font-size-asian="14pt" style:font-size-complex="14pt"/>
    </style:style>
    <style:style style:name="P53" style:family="paragraph" style:parent-style-name="Standard">
      <style:text-properties style:text-position="0% 100%" fo:font-size="14pt" fo:font-weight="normal" officeooo:rsid="00241c9a" officeooo:paragraph-rsid="00241c9a" style:font-size-asian="14pt" style:font-weight-asian="normal" style:font-size-complex="14pt" style:font-weight-complex="normal"/>
    </style:style>
    <style:style style:name="P54" style:family="paragraph" style:parent-style-name="Standard">
      <style:text-properties style:text-position="0% 100%" fo:font-size="14pt" fo:font-weight="normal" officeooo:rsid="0025c8d8" officeooo:paragraph-rsid="00241c9a" style:font-size-asian="14pt" style:font-weight-asian="normal" style:font-size-complex="14pt" style:font-weight-complex="normal"/>
    </style:style>
    <style:style style:name="P55" style:family="paragraph" style:parent-style-name="Standard">
      <style:text-properties style:text-position="0% 100%" fo:font-size="14pt" fo:font-weight="normal" officeooo:rsid="0025c8d8" officeooo:paragraph-rsid="0025c8d8" style:font-size-asian="14pt" style:font-weight-asian="normal" style:font-size-complex="14pt" style:font-weight-complex="normal"/>
    </style:style>
    <style:style style:name="P56" style:family="paragraph" style:parent-style-name="Standard">
      <style:text-properties style:text-position="0% 100%" fo:font-size="14pt" fo:font-weight="normal" officeooo:rsid="0026c0d9" officeooo:paragraph-rsid="0025c8d8" style:font-size-asian="14pt" style:font-weight-asian="normal" style:font-size-complex="14pt" style:font-weight-complex="normal"/>
    </style:style>
    <style:style style:name="P57" style:family="paragraph" style:parent-style-name="Standard">
      <style:text-properties style:text-position="0% 100%" fo:font-size="14pt" fo:font-weight="normal" officeooo:rsid="0026c0d9" officeooo:paragraph-rsid="0026c0d9" style:font-size-asian="14pt" style:font-weight-asian="normal" style:font-size-complex="14pt" style:font-weight-complex="normal"/>
    </style:style>
    <style:style style:name="P58" style:family="paragraph" style:parent-style-name="Standard">
      <style:text-properties style:text-position="0% 100%" fo:font-size="14pt" fo:font-weight="normal" officeooo:rsid="0026c0d9" officeooo:paragraph-rsid="002a0a0a" style:font-size-asian="14pt" style:font-weight-asian="normal" style:font-size-complex="14pt" style:font-weight-complex="normal"/>
    </style:style>
    <style:style style:name="P59" style:family="paragraph" style:parent-style-name="Standard">
      <style:text-properties style:text-position="0% 100%" fo:font-size="14pt" fo:font-weight="normal" officeooo:rsid="00329042" officeooo:paragraph-rsid="00329042" style:font-size-asian="14pt" style:font-weight-asian="normal" style:font-size-complex="14pt" style:font-weight-complex="normal"/>
    </style:style>
    <style:style style:name="P60" style:family="paragraph" style:parent-style-name="Standard">
      <style:text-properties style:text-position="0% 100%" fo:font-size="14pt" fo:font-weight="normal" officeooo:rsid="002f1255" officeooo:paragraph-rsid="0026c0d9" style:font-size-asian="14pt" style:font-weight-asian="normal" style:font-size-complex="14pt" style:font-weight-complex="normal"/>
    </style:style>
    <style:style style:name="P61" style:family="paragraph" style:parent-style-name="Standard">
      <style:text-properties style:text-position="0% 100%" fo:font-size="14pt" fo:font-weight="normal" officeooo:rsid="002f3b46" officeooo:paragraph-rsid="002f1255" style:font-size-asian="14pt" style:font-weight-asian="normal" style:font-size-complex="14pt" style:font-weight-complex="normal"/>
    </style:style>
    <style:style style:name="P62" style:family="paragraph" style:parent-style-name="Standard">
      <style:text-properties style:text-position="0% 100%" fo:font-size="14pt" officeooo:rsid="0035421d" officeooo:paragraph-rsid="0035421d" style:font-size-asian="14pt" style:font-size-complex="14pt"/>
    </style:style>
    <style:style style:name="P63" style:family="paragraph" style:parent-style-name="Standard">
      <style:text-properties style:text-position="0% 100%" fo:font-size="14pt" officeooo:rsid="001df5c4" officeooo:paragraph-rsid="00363e4b" style:font-size-asian="14pt" style:font-size-complex="14pt"/>
    </style:style>
    <style:style style:name="P64" style:family="paragraph" style:parent-style-name="Standard">
      <style:text-properties style:text-position="0% 100%" fo:font-size="14pt" fo:font-weight="bold" officeooo:rsid="00363e4b" officeooo:paragraph-rsid="00363e4b" style:font-size-asian="14pt" style:font-weight-asian="bold" style:font-size-complex="14pt" style:font-weight-complex="bold"/>
    </style:style>
    <style:style style:name="P65" style:family="paragraph" style:parent-style-name="Standard">
      <style:paragraph-properties fo:text-align="center" style:justify-single-word="false"/>
      <style:text-properties fo:font-size="20pt" fo:font-weight="bold" officeooo:paragraph-rsid="00363e4b" style:font-size-asian="20pt" style:font-weight-asian="bold" style:font-size-complex="20pt" style:font-weight-complex="bold"/>
    </style:style>
    <style:style style:name="P66" style:family="paragraph" style:parent-style-name="Standard">
      <style:text-properties fo:font-size="14pt" officeooo:paragraph-rsid="00363e4b" style:font-size-asian="14pt" style:font-size-complex="14pt"/>
    </style:style>
    <style:style style:name="T1" style:family="text">
      <style:text-properties style:text-position="0% 100%"/>
    </style:style>
    <style:style style:name="T2" style:family="text">
      <style:text-properties style:text-position="0% 100%" style:font-name="Liberation Serif1" fo:font-weight="normal" style:font-weight-asian="normal" style:font-weight-complex="normal"/>
    </style:style>
    <style:style style:name="T3" style:family="text">
      <style:text-properties style:text-position="0% 100%" style:font-name="Liberation Serif1" fo:font-weight="normal" officeooo:rsid="00103c42" style:font-weight-asian="normal" style:font-weight-complex="normal"/>
    </style:style>
    <style:style style:name="T4" style:family="text">
      <style:text-properties style:text-position="0% 100%" style:font-name="Liberation Serif1" fo:font-weight="normal" officeooo:rsid="00114265" style:font-weight-asian="normal" style:font-weight-complex="normal"/>
    </style:style>
    <style:style style:name="T5" style:family="text">
      <style:text-properties style:text-position="0% 100%" style:font-name="Liberation Serif1" fo:font-weight="normal" officeooo:rsid="00132126" style:font-weight-asian="normal" style:font-weight-complex="normal"/>
    </style:style>
    <style:style style:name="T6" style:family="text">
      <style:text-properties style:text-position="0% 100%" style:font-name="Liberation Serif1" fo:font-weight="normal" officeooo:rsid="001369ff" style:font-weight-asian="normal" style:font-weight-complex="normal"/>
    </style:style>
    <style:style style:name="T7" style:family="text">
      <style:text-properties style:text-position="0% 100%" style:font-name="Liberation Serif1" fo:font-weight="normal" officeooo:rsid="001388f3" style:font-weight-asian="normal" style:font-weight-complex="normal"/>
    </style:style>
    <style:style style:name="T8" style:family="text">
      <style:text-properties style:text-position="0% 100%" style:font-name="Liberation Serif1" fo:font-weight="normal" officeooo:rsid="0013d671" style:font-weight-asian="normal" style:font-weight-complex="normal"/>
    </style:style>
    <style:style style:name="T9" style:family="text">
      <style:text-properties style:text-position="0% 100%" style:font-name="Liberation Serif1" fo:font-weight="normal" officeooo:rsid="0013e60c" style:font-weight-asian="normal" style:font-weight-complex="normal"/>
    </style:style>
    <style:style style:name="T10" style:family="text">
      <style:text-properties style:text-position="0% 100%" style:font-name="Liberation Serif1" fo:font-weight="normal" officeooo:rsid="0014ebac" style:font-weight-asian="normal" style:font-weight-complex="normal"/>
    </style:style>
    <style:style style:name="T11" style:family="text">
      <style:text-properties style:text-position="0% 100%" style:font-name="Liberation Serif1" fo:font-weight="bold" style:font-weight-asian="bold" style:font-weight-complex="bold"/>
    </style:style>
    <style:style style:name="T12" style:family="text">
      <style:text-properties style:text-position="0% 100%" style:font-name="Liberation Serif1" fo:font-weight="bold" officeooo:rsid="001369ff" style:font-weight-asian="bold" style:font-weight-complex="bold"/>
    </style:style>
    <style:style style:name="T13" style:family="text">
      <style:text-properties style:text-position="0% 100%" style:font-name="Liberation Serif1" fo:font-weight="bold" officeooo:rsid="0013d671" style:font-weight-asian="bold" style:font-weight-complex="bold"/>
    </style:style>
    <style:style style:name="T14" style:family="text">
      <style:text-properties style:text-position="0% 100%" officeooo:rsid="00132126"/>
    </style:style>
    <style:style style:name="T15" style:family="text">
      <style:text-properties style:text-position="0% 100%" officeooo:rsid="002243d9"/>
    </style:style>
    <style:style style:name="T16" style:family="text">
      <style:text-properties style:text-position="0% 100%" fo:font-weight="bold" style:font-weight-asian="bold" style:font-weight-complex="bold"/>
    </style:style>
    <style:style style:name="T17" style:family="text">
      <style:text-properties style:text-position="0% 100%" officeooo:rsid="0023db62"/>
    </style:style>
    <style:style style:name="T18" style:family="text">
      <style:text-properties style:text-position="0% 100%" fo:font-weight="normal" style:font-weight-asian="normal" style:font-weight-complex="normal"/>
    </style:style>
    <style:style style:name="T19" style:family="text">
      <style:text-properties style:text-position="0% 100%" fo:font-weight="normal" officeooo:rsid="0025c8d8" style:font-weight-asian="normal" style:font-weight-complex="normal"/>
    </style:style>
    <style:style style:name="T20" style:family="text">
      <style:text-properties style:text-position="0% 100%" fo:font-weight="normal" officeooo:rsid="0026c0d9" style:font-weight-asian="normal" style:font-weight-complex="normal"/>
    </style:style>
    <style:style style:name="T21" style:family="text">
      <style:text-properties style:text-position="0% 100%" fo:font-weight="normal" officeooo:rsid="00278d21" style:font-weight-asian="normal" style:font-weight-complex="normal"/>
    </style:style>
    <style:style style:name="T22" style:family="text">
      <style:text-properties style:text-position="0% 100%" fo:font-weight="normal" officeooo:rsid="00296893" style:font-weight-asian="normal" style:font-weight-complex="normal"/>
    </style:style>
    <style:style style:name="T23" style:family="text">
      <style:text-properties style:text-position="0% 100%" fo:font-weight="normal" officeooo:rsid="002aba57" style:font-weight-asian="normal" style:font-weight-complex="normal"/>
    </style:style>
    <style:style style:name="T24" style:family="text">
      <style:text-properties style:text-position="0% 100%" fo:font-weight="normal" officeooo:rsid="002f1255" style:font-weight-asian="normal" style:font-weight-complex="normal"/>
    </style:style>
    <style:style style:name="T25" style:family="text">
      <style:text-properties style:text-position="0% 100%" fo:font-weight="normal" officeooo:rsid="002f3b46" style:font-weight-asian="normal" style:font-weight-complex="normal"/>
    </style:style>
    <style:style style:name="T26" style:family="text">
      <style:text-properties style:text-position="0% 100%" fo:font-weight="normal" officeooo:rsid="002fd074" style:font-weight-asian="normal" style:font-weight-complex="normal"/>
    </style:style>
    <style:style style:name="T27" style:family="text">
      <style:text-properties style:text-position="0% 100%" fo:font-weight="normal" officeooo:rsid="00319102" style:font-weight-asian="normal" style:font-weight-complex="normal"/>
    </style:style>
    <style:style style:name="T28" style:family="text">
      <style:text-properties style:text-position="0% 100%" fo:font-weight="normal" officeooo:rsid="0033e0df" style:font-weight-asian="normal" style:font-weight-complex="normal"/>
    </style:style>
    <style:style style:name="T29" style:family="text">
      <style:text-properties style:text-position="super 58%"/>
    </style:style>
    <style:style style:name="T30" style:family="text">
      <style:text-properties style:text-position="super 58%" style:font-name="Liberation Serif1" fo:font-weight="normal" officeooo:rsid="001388f3" style:font-weight-asian="normal" style:font-weight-complex="normal"/>
    </style:style>
    <style:style style:name="T31" style:family="text">
      <style:text-properties style:text-position="super 58%" style:font-name="Liberation Serif1" fo:font-weight="normal" officeooo:rsid="0013e60c" style:font-weight-asian="normal" style:font-weight-complex="normal"/>
    </style:style>
    <style:style style:name="T32" style:family="text">
      <style:text-properties style:text-position="super 58%" style:font-name="Liberation Serif1" fo:font-weight="normal" officeooo:rsid="0014ebac" style:font-weight-asian="normal" style:font-weight-complex="normal"/>
    </style:style>
    <style:style style:name="T33" style:family="text">
      <style:text-properties style:text-position="super 58%" officeooo:rsid="00132126"/>
    </style:style>
    <style:style style:name="T34" style:family="text">
      <style:text-properties style:text-position="super 58%" fo:font-weight="bold" style:font-weight-asian="bold" style:font-weight-complex="bold"/>
    </style:style>
    <style:style style:name="T35" style:family="text">
      <style:text-properties style:text-position="super 58%" fo:font-weight="normal" style:font-weight-asian="normal" style:font-weight-complex="normal"/>
    </style:style>
    <style:style style:name="T36" style:family="text">
      <style:text-properties style:text-position="super 58%" fo:font-weight="normal" officeooo:rsid="0026c0d9" style:font-weight-asian="normal" style:font-weight-complex="normal"/>
    </style:style>
    <style:style style:name="T37" style:family="text">
      <style:text-properties style:text-position="super 58%" fo:font-weight="normal" officeooo:rsid="002aba57" style:font-weight-asian="normal" style:font-weight-complex="normal"/>
    </style:style>
    <style:style style:name="T38" style:family="text">
      <style:text-properties style:text-position="super 58%" fo:font-weight="normal" officeooo:rsid="0033e0df" style:font-weight-asian="normal" style:font-weight-complex="normal"/>
    </style:style>
    <style:style style:name="T39" style:family="text">
      <style:text-properties officeooo:rsid="00064695"/>
    </style:style>
    <style:style style:name="T40" style:family="text">
      <style:text-properties officeooo:rsid="000d653b"/>
    </style:style>
    <style:style style:name="T41" style:family="text">
      <style:text-properties officeooo:rsid="00132126"/>
    </style:style>
    <style:style style:name="T42" style:family="text">
      <style:text-properties officeooo:rsid="0014ebac"/>
    </style:style>
    <style:style style:name="T43" style:family="text">
      <style:text-properties officeooo:rsid="00114265"/>
    </style:style>
    <style:style style:name="T44" style:family="text">
      <style:text-properties officeooo:rsid="0016547b"/>
    </style:style>
    <style:style style:name="T45" style:family="text">
      <style:text-properties officeooo:rsid="0019870c"/>
    </style:style>
    <style:style style:name="T46" style:family="text">
      <style:text-properties officeooo:rsid="001c3150"/>
    </style:style>
    <style:style style:name="T47" style:family="text">
      <style:text-properties officeooo:rsid="001df5c4"/>
    </style:style>
    <style:style style:name="T48" style:family="text">
      <style:text-properties officeooo:rsid="001f041b"/>
    </style:style>
    <style:style style:name="T49" style:family="text">
      <style:text-properties officeooo:rsid="002079d6"/>
    </style:style>
    <style:style style:name="T50" style:family="text">
      <style:text-properties officeooo:rsid="002243d9"/>
    </style:style>
    <style:style style:name="T51" style:family="text">
      <style:text-properties officeooo:rsid="0023db62"/>
    </style:style>
    <style:style style:name="T52" style:family="text">
      <style:text-properties fo:font-weight="bold" style:font-weight-asian="bold" style:font-weight-complex="bold"/>
    </style:style>
    <style:style style:name="T53" style:family="text">
      <style:text-properties officeooo:rsid="00241c9a"/>
    </style:style>
    <style:style style:name="T54" style:family="text">
      <style:text-properties officeooo:rsid="0033e0df"/>
    </style:style>
    <style:style style:name="T55" style:family="text">
      <style:text-properties officeooo:rsid="0035421d"/>
    </style:style>
    <style:style style:name="T56" style:family="text">
      <style:text-properties fo:font-weight="normal" style:font-weight-asian="normal" style:font-weight-complex="normal"/>
    </style:style>
    <style:style style:name="T57" style:family="text">
      <style:text-properties fo:font-weight="normal" officeooo:rsid="00363e4b" style:font-weight-asian="normal" style:font-weight-complex="normal"/>
    </style:style>
    <style:style style:name="T58" style:family="text">
      <style:text-properties officeooo:rsid="00363e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Field <text:span text:style-name="T39">Overhaul</text:span>.</text:p>
      <text:p text:style-name="P1">Richard Parker <text:span text:style-name="T39">14.8</text:span>.201<text:span text:style-name="T39">6</text:span></text:p>
      <text:p text:style-name="P30"/>
      <text:p text:style-name="P31">Section 1 – Introduction</text:p>
      <text:p text:style-name="P3"/>
      <text:p text:style-name="P4">This document <text:span text:style-name="T39">is intended (eventually) to specify an overhaul of the field.c module. <text:s/>There is a mounting collection of criticisms that should ideally be addressed at some point.</text:span></text:p>
      <text:p text:style-name="P46"/>
      <text:p text:style-name="P48">On the algorithmic side, <text:span text:style-name="T46">we may </text:span>use of x86-64 assembler <text:span text:style-name="T46">in pcrit.s </text:span>to speed up arithmetic substantially for large fields. <text:s/>In RDX:RAX we have a 128-bit register that can hold the result of two 64-bit multiplications, and used for a divide to get quotient <text:span text:style-name="T46">(RAX) </text:span>and remainder <text:span text:style-name="T46">(RDX)</text:span>. <text:s/><text:span text:style-name="T46">The programmer must ensure that the quotient fits in 64 bits – the program will throw a divide error if not!</text:span> <text:s/><text:span text:style-name="T51">For the main bulk of the work (i.e. DSMad) a 192-bit </text:span>Barrett can be <text:span text:style-name="T51">used to avoid the slow division. <text:s/>For extension fields of characteristic 13 or less, the plan is to split the polynomial into byte-sized chunks and use table look-up. <text:s/>Various other tricks can be used for larger characteristics based on the multiply instruction.</text:span></text:p>
      <text:p text:style-name="P16"/>
      <text:p text:style-name="P47"><text:span text:style-name="T51">Secondly, the</text:span> time it takes to do a FieldSet with a prime approaching 2<text:span text:style-name="T29">64</text:span> <text:span text:style-name="T46">needs fixing, </text:span>because it proves that the number is indeed prime, and finds the smallest positive primitive root. <text:s/>Both are probably basically a waste of time, and I propose both spec changes and algorithmic improvements to avoid these issues.</text:p>
      <text:p text:style-name="P47"/>
      <text:p text:style-name="P52">Thirdly the a version of the HPMI should be supplied for all prime fields, <text:span text:style-name="T55">at least up to about 600,000,000 where the excellent pmuludq can two 2 (SSE-2) or 4 (AVX-2) multiplies at once, and the 64-bit add used with no threat of overflow.</text:span></text:p>
      <text:p text:style-name="P52"/>
      <text:p text:style-name="P62">The linear forms module needs to be able to do the vector operations (add, subtract, multiply, multiply-and-add) over the <text:span text:style-name="T52">ground</text:span><text:span text:style-name="T56"> field, and these routines should be included.</text:span></text:p>
      <text:p text:style-name="P62"><text:span text:style-name="T56"/></text:p>
      <text:p text:style-name="P65">Section <text:span text:style-name="T58">2</text:span> – <text:span text:style-name="T58">Vector addition for ground and extensions.</text:span></text:p>
      <text:p text:style-name="P66"/>
      <text:p text:style-name="P63"><text:span text:style-name="T56">Th</text:span><text:span text:style-name="T57">e first objective is to produce a DPAdd at good performance. <text:s/>We can then use it in DAdd whenever we choose, or we can duplicate the code if performance warrants it.</text:span></text:p>
      <text:p text:style-name="P64">Characteristic 2<text:span text:style-name="T56">. <text:s/>Here the pcxor routine is perfect for the job, </text:span></text:p>
      <text:p text:style-name="P47"/>
      <text:p text:style-name="P35">Section <text:span text:style-name="T58">3</text:span> – <text:span text:style-name="T47">DSMad.</text:span></text:p>
      <text:p text:style-name="P17"/>
      <text:p text:style-name="P18"><text:soft-page-break/>This routine is the performance critical heart of meataxe64 when the HPMI is not in use (and in particular for Gaussian Elimination) and when the field is large, the methods are not well tuned in version 1. <text:s/>How should it be done in version 2?</text:p>
      <text:p text:style-name="P18"/>
      <text:p text:style-name="P19">Looking at Agner Fog’s tables for Haswell (the other chips are fairly similar), we see that 64*64→128 takes 3 clocks latency, 2 mu-ops with a <text:s/>throughput of one per clock, whereas the corresponding divide (giving quotient and remainder) has a latency of 32-96, 36 mu-ops and a throughput of one per 21-74 clocks. <text:s/>Hence it is really important, for <text:span text:style-name="T48">moderate to </text:span>large primes, to avoid the divide instruction <text:span text:style-name="T49">where</text:span> possible.</text:p>
      <text:p text:style-name="P19"/>
      <text:p text:style-name="P20"><text:span text:style-name="T50">T</text:span>he best approach <text:span text:style-name="T52">for primes close to 2</text:span><text:span text:style-name="T34">64</text:span><text:span text:style-name="T16"> </text:span><text:span text:style-name="T1">is to use 192-bit Barrett. <text:s/>The routine takes </text:span><text:span text:style-name="T15">a constant </text:span><text:span text:style-name="T1">a </text:span><text:span text:style-name="T15">and the 3-word multiplier for the prime p along with</text:span><text:span text:style-name="T1"> </text:span><text:span text:style-name="T15">a list of </text:span><text:span text:style-name="T1">b, c </text:span><text:span text:style-name="T15">pairs and replaces c in each by a*b+c mod p. <text:s/>To do this it multiplies b by a and adds in c to get an answer that is correct mod p, and the does the reduction as a 2 x 3 → 5 (64-bit) word multiplication, taking the top word as the resulting value of c. <text:s/>I wonder whether the constancy of a can be used somehow? <text:s/>For smaller primes, some of this work can be avoided.</text:span></text:p>
      <text:p text:style-name="P50"/>
      <text:p text:style-name="P21"><text:span text:style-name="T17">An</text:span><text:span text:style-name="T1">other case to consider is for large extension fields of small primes. <text:s/></text:span><text:span text:style-name="T17">Here the plan is to use Barrett in some form to chop the polynomial up into byte-sized chunks, and use table look-up both to multiply the little polynomials and to add them. <text:s/>Characteristic 2 is a special case, where shift/and can replace Barrett and XOR both adds and reduces.</text:span></text:p>
      <text:p text:style-name="P51"/>
      <text:p text:style-name="P52">For extension fields of intermediate size, the plan is to break the polynomial into single coefficients, and to multiply and reduce modulo the Conway polynomial in the obvious way (possibly using Karatsuba), leaving most, if not all of the reduction till the end (using Barrett in some form).</text:p>
      <text:p text:style-name="P52"/>
      <text:p text:style-name="P36">Section <text:span text:style-name="T51">4</text:span> – <text:span text:style-name="T53">Generic HPMI.</text:span></text:p>
      <text:p text:style-name="P22"/>
      <text:p text:style-name="P59">It is my proposal also to extend the HPMI to cover all primes. <text:s/>Of course it is not necessary to worry about extensions fields (for matrix multiply, anyway) since the linear forms module can take care of the extensions, leaving the HPMI to cope with primes only.</text:p>
      <text:p text:style-name="P53"/>
      <text:p text:style-name="P23"><text:span text:style-name="T18">We start with large primes, so as to approach the problem from the other end. <text:s/>How can we best multiply matrices over large primes? <text:s/>The grease-code approach replaces a multiply by a large number of adds and subtracts, which does not look like a winner. <text:s/>The multiply instruction on the x86 is so fast that we must surely use it. <text:s/>Let’s take a straw man for primes close to 2</text:span><text:span text:style-name="T35">64</text:span><text:span text:style-name="T18"> and see what we get.</text:span></text:p>
      <text:p text:style-name="P53"/>
      <text:p text:style-name="P53">Suppose first we take a square brick. <text:s/>We could hold a 45 x 45 brick in 16200 bytes, using Dfmt for both flavours of Bfmt. <text:s/>We can consider Montgomery later. <text:s/>If we hold Cfmt with three words per entry, there is no need to do reduction until we have to, so that a 45 x 100 Cfmt would occupy 108000 bytes of L2. <text:s/>Our basic operation would then involve </text:p>
      <text:p text:style-name="P23"><text:soft-page-break/><text:span text:style-name="T18">100x45 += 100x45 . 45x45 followed by 100x45 reductions. <text:s/></text:span><text:span text:style-name="T19">That is 2,025,000 multiply-and-add and 4,500 reductions, which looks pretty good. <text:s/>What would the core routine look like?</text:span></text:p>
      <text:p text:style-name="P54"/>
      <text:p text:style-name="P24"><text:span text:style-name="T18">It fetches a word of A and a word of B, multiplies them, and does add, adc, adc into the three registers. <text:s/>Latency 8, but only about </text:span><text:span text:style-name="T20">2.5</text:span><text:span text:style-name="T18"> clocks of work. <text:s/>We </text:span><text:span text:style-name="T27">should</text:span><text:span text:style-name="T18"> aim at 1,000 x 1,000 work in one second on a single core.</text:span></text:p>
      <text:p text:style-name="P55"/>
      <text:p text:style-name="P24"><text:span text:style-name="T18">If the prime were less than about 2</text:span><text:span text:style-name="T35">5</text:span><text:span text:style-name="T36">8</text:span><text:span text:style-name="T18"> we could get away with only two words of Cfmt, since it would take </text:span><text:span text:style-name="T20">256</text:span><text:span text:style-name="T18"> such products to threaten overflow </text:span><text:span text:style-name="T20">and we will only do 45</text:span><text:span text:style-name="T18">. <text:s/>This suggests that </text:span><text:span text:style-name="T20">even </text:span><text:span text:style-name="T18">for greater primes we could also reduce to two words at the end of a brick (i.e. every 45 multiplies) to simplify administration at a cost of a couple of shifts, one mul, one add, one adc – </text:span><text:span text:style-name="T20">less than 2% reduction in speed for very large primes.</text:span></text:p>
      <text:p text:style-name="P58"/>
      <text:p text:style-name="P25"><text:span text:style-name="T20">I</text:span><text:span text:style-name="T18">n the long-term future, it appears that Intel propose to produce 52-bit integer multiplication 8-wide in AVX-512 – presumably because it is there anyway to service floating point. <text:s/></text:span><text:span text:style-name="T22">There are no </text:span><text:span text:style-name="T18">vectorized </text:span><text:span text:style-name="T22">64x64 multiplies even planned as far as I can see</text:span><text:span text:style-name="T18"> <text:s/>52-bit will clearly be an advance once it actually exists.</text:span></text:p>
      <text:p text:style-name="P56"/>
      <text:p text:style-name="P57">At this pace, each 8-byte word of Bfmt is used for 112.5 clocks of work, so that loading the brick does one cache-line fetch for each 900 clocks of work, making it fairly irrelevant to compress the data. <text:s/>Hence we can reasonably use the same method at 64-bits even when the data fits in 32.</text:p>
      <text:p text:style-name="P57"/>
      <text:p text:style-name="P59">What about reduction modulo p? <text:s/>To keep the size down to two words, we can extract the top 64-bits – 20 bits of the top word and 44 bits of the middle one and multiply by the constant 2<text:span text:style-name="T29">84</text:span> (mod p). <text:s/>This is subtracted off (sub, sbc) to get the answer well below 2<text:span text:style-name="T29">128</text:span>. <text:s/>To get the answer exactly correct (only needed when converting Cfmt to Dfmt) we use Barrett 192, which does a 2 x 3 word multiply to get a <text:span text:style-name="T54">6</text:span>-word result so that the top <text:span text:style-name="T54">two </text:span>word<text:span text:style-name="T54">s hold</text:span> the result <text:span text:style-name="T54">quotient. <text:s/>This is then multiplied by p to get the two-word number to subtract off . . . only the bottom word is needed here, since the rest are known to be zero.</text:span></text:p>
      <text:p text:style-name="P57"/>
      <text:p text:style-name="P26"><text:span text:style-name="T23">Once the prime gets well below 2</text:span><text:span text:style-name="T37">32</text:span><text:span text:style-name="T23"> (so that several multiply and add instructions can be done without danger of overflow) the SSE-2 (and particularly the AVX-2) instructions become worthwhile.</text:span><text:span text:style-name="T22"> </text:span><text:span text:style-name="T21"><text:s/>The PMULUDQ instruction multiplies </text:span><text:span text:style-name="T23">two (SSE-2) or </text:span><text:span text:style-name="T21">four (Haswell) 32-bit numbers to produce four 64-bit results, </text:span><text:span text:style-name="T26">and the </text:span><text:span text:style-name="T23">(V)</text:span><text:span text:style-name="T21">PADDQ add</text:span><text:span text:style-name="T26">s</text:span><text:span text:style-name="T21"> </text:span><text:span text:style-name="T23">these </text:span><text:span text:style-name="T21">64-bit results </text:span><text:span text:style-name="T26">into an acccumulator</text:span><text:span text:style-name="T21">. <text:s/></text:span><text:span text:style-name="T24">To get the multiples of the 32-bit integers into the correct places from matrix A, the PSHUFD from memory will do the job (but beware that it may access the next 3 or 7 words as well, so they had better not seg-fault) or – if AVX-2 is available – <text:s/>rather faster with VPBROADCAST.</text:span></text:p>
      <text:p text:style-name="P60"/>
      <text:p text:style-name="P28"><text:span text:style-name="T24">I </text:span><text:span text:style-name="T18">suspect the best way is that the populated brick has the elements of B spaced out so they can be used directly. <text:s/>The irreducible part of the loop is then a PMULDQ and a PADDQ to do t</text:span><text:span text:style-name="T27">wo</text:span><text:span text:style-name="T18"> or four entries. <text:s/>We probably want to do a 2x2 operation of this so that each load is used twice. <text:s/></text:span><text:soft-page-break/><text:span text:style-name="T27">The critical factor for speed is probably that we can “only” do one PMULDQ per clock (contention for P0) so it may not be worth too much effort to speed up the rest of the machine code. <text:s/>The target on Haswell is then to do four elementary operations per clock, or a 2,000 x 2,000 matrix multiply in a second.</text:span></text:p>
      <text:p text:style-name="P60"/>
      <text:p text:style-name="P27"><text:span text:style-name="T24">A</text:span><text:span text:style-name="T18">nother issue is how to get two or four 32-bit words into the correct positions in the vector registers. <text:s/>The VPERMD instruction is just the job if AVX-2 is available, though the latency may be a small issue.</text:span></text:p>
      <text:p text:style-name="P60"/>
      <text:p text:style-name="P29"><text:span text:style-name="T25">R</text:span><text:span text:style-name="T18">eduction mod p with these schemes becomes of lesser importance, since it is only done infrequently. <text:s/>Nevertheless </text:span><text:span text:style-name="T28">we need to do it, and a smaller Barrett comes into play. <text:s/>In general we need p</text:span><text:span text:style-name="T38">2</text:span><text:span text:style-name="T28">x (where x is the actual quotient) </text:span></text:p>
      <text:p text:style-name="P61"/>
      <text:p text:style-name="P61"/>
      <text:p text:style-name="P61"/>
      <text:p text:style-name="P61"/>
      <text:p text:style-name="P49">===================================================================</text:p>
      <text:p text:style-name="P48"/>
      <text:p text:style-name="P32">Section <text:span text:style-name="T39">2</text:span> – <text:span text:style-name="T39">FieldSet improvements.</text:span></text:p>
      <text:p text:style-name="P5"/>
      <text:p text:style-name="P15">I believe that <text:span text:style-name="T45">a com</text:span></text:p>
      <text:p text:style-name="P6"/>
      <text:p text:style-name="P6">When the field routine is given an integer q as the order of the field, the first job is to factorize q. <text:s/>Of course it is supposed to be a power of a prime, so that once the smallest factor has been found, it is a simple matter to repeatedly divide by this until 1 is reached, generating an error if this does not work. <text:s/>If q is <text:span text:style-name="T41">a prime </text:span>close to 2<text:span text:style-name="T29">64</text:span><text:span text:style-name="T1">, however, the check that q is in fact prime takes a considerable time using the trial-division used in the current version. <text:s/>This is simply the conversion of the same routine from 32-bit operation, where dividing by numbers up to 65536=2</text:span><text:span text:style-name="T29">16</text:span><text:span text:style-name="T1"> is quite fast, compared to the time it takes trying up to 2</text:span><text:span text:style-name="T29">32</text:span><text:span text:style-name="T1">. <text:s/>I feel compelled to do something about this. <text:s/></text:span><text:span text:style-name="T14">The first thing to do is to make the test optional, and the second thing is to make it faster, so that even the default level does quite well.</text:span></text:p>
      <text:p text:style-name="P45"/>
      <text:p text:style-name="P6"><text:span text:style-name="T14">On the subject of FieldSet, it currently also computes by default the smallest primitive root modulo p, and again this is time-consuming if q is a prime close to 2</text:span><text:span text:style-name="T33">64</text:span><text:span text:style-name="T14"> since it must factorize <text:s/>p–1. <text:s/>In this case I could just remove the computation (as far as I know it is not actually used anywhere when the field is a large prime) but I feel it is better to leave it in and try to get it right, and only prove it if requested.</text:span></text:p>
      <text:p text:style-name="P37"/>
      <text:p text:style-name="P33">Section <text:span text:style-name="T40">3</text:span> – <text:span text:style-name="T41">FieldSet checking for primality and primitive root.</text:span></text:p>
      <text:p text:style-name="P7"/>
      <text:p text:style-name="P9"><text:span text:style-name="T2">I propose to bring the “flags” parameter to FieldSet </text:span><text:span text:style-name="T5">(already defined, but not yet used) </text:span><text:span text:style-name="T2">into operation, </text:span><text:span text:style-name="T4">changing the b</text:span><text:span text:style-name="T3">ehavior </text:span><text:span text:style-name="T4">in cases of error and to </text:span><text:span text:style-name="T5">control</text:span><text:span text:style-name="T4"> the level of checking on the results.</text:span></text:p>
      <text:p text:style-name="P40"><text:soft-page-break/></text:p>
      <text:p text:style-name="P10"><text:span text:style-name="T4">I</text:span><text:span text:style-name="T2">n version 1, the flags was entirely unused, the FieldSet tests in all cases that the field order is indeed a prime power, and computes the smallest primitive root in every case. <text:s/>Almost no program checks the result though.</text:span></text:p>
      <text:p text:style-name="P41"/>
      <text:p text:style-name="P10"><text:span text:style-name="T2">In version 2 there will be two calls to set the field – FieldSet and FieldSet1. <text:s/>FieldSet will not </text:span><text:span text:style-name="T6">have a flags parameter and will not</text:span><text:span text:style-name="T2"> return a value. <text:s/></text:span><text:span text:style-name="T6">If</text:span><text:span text:style-name="T2"> it notices that the field order is not a prime power, it will exit the program with an error message. <text:s/>The programs that test the return code (if any) will have that test removed. <text:s/></text:span><text:span text:style-name="T7">It will make a reasonable attempt to compute the smallest primitive root is q is a prime, and set the result to zero if it fails. <text:s/>The smallest prime for which this happens will probably be a function of time, but it will not be less than 2</text:span><text:span text:style-name="T30">32</text:span><text:span text:style-name="T7">. </text:span></text:p>
      <text:p text:style-name="P41"/>
      <text:p text:style-name="P10"><text:span text:style-name="T2">FieldSet1 will probably not be called from many places, </text:span><text:span text:style-name="T6">will be defined to return an int,</text:span><text:span text:style-name="T2"> and will have a “flags” parameter </text:span><text:span text:style-name="T6">which is used. <text:s/>FieldSet1 with a parameter of 0 will have the same behavior as FieldSet.</text:span></text:p>
      <text:p text:style-name="P40"/>
      <text:p text:style-name="P8"><text:span text:style-name="T11">Flags &amp; 8 = 8.</text:span><text:span text:style-name="T2"> <text:s/>Setting this bit affects what happens if the fdef parameter is not a prime power – </text:span><text:span text:style-name="T6">if unset it exits with an error message, if set it</text:span><text:span text:style-name="T2"> returns with a code of 1.</text:span></text:p>
      <text:p text:style-name="P8"><text:span text:style-name="T11">Flags &amp; 4 = 4.</text:span><text:span text:style-name="T2"> <text:s/>Setting this bit requires the program to check fully that the fdef parameter is indeed a prime power, and </text:span><text:span text:style-name="T6">if not exit or return 1</text:span><text:span text:style-name="T2"> according to </text:span><text:span text:style-name="T6">the previous flag bit</text:span><text:span text:style-name="T2">. <text:s/></text:span><text:span text:style-name="T6">If unset, the program does only minimal checking – it is the responsibility of the user to check that the matrices used have a field order that exists. <text:s/></text:span><text:span text:style-name="T7">There will be a utility to check that the field set is a prime power.</text:span></text:p>
      <text:p text:style-name="P42"/>
      <text:p text:style-name="P11"><text:span text:style-name="T6">T</text:span><text:span text:style-name="T2">he last two bits control the computation of the smallest primitive root. <text:s/>Any future program that uses this (there are, I believe, none so far) must consider carefully what to do with these bits.</text:span></text:p>
      <text:p text:style-name="P12"><text:span text:style-name="T11">Flags &amp; 3 = 0.</text:span><text:span text:style-name="T2"> <text:s/></text:span><text:span text:style-name="T7">A fair attempt to set the smallest primitive root if q is a prime, and if it cannot do so in a reasonable time the value is set</text:span><text:span text:style-name="T6"> to zero. <text:s/></text:span><text:span text:style-name="T10">The method used is as for Flags&amp;3 = 2, except that the value is set to zero if it is not known to be correct.</text:span><text:span text:style-name="T8"> </text:span></text:p>
      <text:p text:style-name="P12"><text:span text:style-name="T12">Flags &amp; 3 = 1.</text:span><text:span text:style-name="T6"> <text:s/></text:span><text:span text:style-name="T8">This computes the smallest primitive root correctly even if it does take a long time. <text:s/>Initially this may involve trial divisions up to the square-root and may take up to a minute . <text:s/>In many cases it may be possible to speed this case up, but that is currently not planned.</text:span></text:p>
      <text:p text:style-name="P13"><text:span text:style-name="T12">Flags &amp; 3 = </text:span><text:span text:style-name="T13">2</text:span><text:span text:style-name="T12">.</text:span><text:span text:style-name="T6"> <text:s/></text:span><text:span text:style-name="T8">This is for specialist use. <text:s/>It only does trial divisions up to the cube root </text:span><text:span text:style-name="T9">or 1000 (whichever is the greater)</text:span><text:span text:style-name="T8"> and assumes that the rump is prime. <text:s/>This </text:span><text:span text:style-name="T9">will always be fairly fast (worst case around 50 mSec) but the answer is not proven and could conceivably be wrong. <text:s/></text:span><text:span text:style-name="T10">The value is never set to zero. <text:s/></text:span><text:span text:style-name="T9">A utility is provided to check for </text:span><text:span text:style-name="T10">correctness in any particular case</text:span><text:span text:style-name="T9"> (using flags&amp;3 = 1 and = 2 and comparing results) so that if a lot of work should be needed with the same prime, the “smallest primitive root” computation is not repeated for every program run. <text:s/>In practice the probability of error is minute, and if any are found, they will be corrected by specific test. <text:s/>Again I propose a 1-off run to check for exceptions, though it will take a long time and will probably never reach 2</text:span><text:span text:style-name="T31">64</text:span><text:span text:style-name="T9">. <text:s/></text:span><text:span text:style-name="T10">It must reach 2</text:span><text:span text:style-name="T32">32</text:span><text:span text:style-name="T10"> however, to meet the </text:span><text:soft-page-break/><text:span text:style-name="T10">specification of the Flags&amp;3=0 case (and FieldSet).</text:span></text:p>
      <text:p text:style-name="P43"/>
      <text:p text:style-name="P34">Section <text:span text:style-name="T42">4</text:span> – <text:span text:style-name="T42">The primitive root search program.</text:span></text:p>
      <text:p text:style-name="P14"/>
      <text:p text:style-name="P38"><text:span text:style-name="T43">T</text:span>his program is needed to check that the flags&amp;3=2 method works.</text:p>
      <text:p text:style-name="P38"/>
      <text:p text:style-name="P38">It takes a range of numbers and checks, for every odd number p in the range</text:p>
      <text:p text:style-name="P38"/>
      <text:p text:style-name="P38">1. <text:s/>That p is not divisible by any odd number &lt; 1000.</text:p>
      <text:p text:style-name="P39">2. <text:s/>p–1 is then computed and partially factorized by an algorithm<text:span text:style-name="T44">s 1 and 2, and the smallest primitive root is computed by both methods.</text:span></text:p>
      <text:p text:style-name="P44">3. <text:s/>If the two results differ, the “prime” p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8-20T11:51:33.345806779</dc:date>
    <meta:editing-duration>P4DT3H3M52S</meta:editing-duration>
    <meta:editing-cycles>386</meta:editing-cycles>
    <meta:generator>LibreOffice/5.1.4.2$Linux_X86_64 LibreOffice_project/10m0$Build-2</meta:generator>
    <meta:document-statistic meta:table-count="0" meta:image-count="0" meta:object-count="0" meta:page-count="6" meta:paragraph-count="54" meta:word-count="2566" meta:character-count="13962" meta:non-whitespace-character-count="11347"/>
  </office:meta>
</office:document-meta>
</file>